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4.583cm"/>
    </style:style>
    <style:style style:name="co3" style:family="table-column">
      <style:table-column-properties fo:break-before="auto" style:column-width="3.362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30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07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3.967cm"/>
    </style:style>
    <style:style style:name="co10" style:family="table-column">
      <style:table-column-properties fo:break-before="auto" style:column-width="4.246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---</text:p>
          </table:table-cell>
          <table:table-cell table:number-columns-repeated="5"/>
          <table:table-cell table:style-name="ce1" office:value-type="string">
            <text:p>rFactor</text:p>
          </table:table-cell>
          <table:table-cell table:style-name="ce1" office:value-type="string">
            <text:p>rFactor2</text:p>
          </table:table-cell>
          <table:table-cell table:style-name="ce1" office:value-type="string">
            <text:p>Asetto</text:p>
          </table:table-cell>
          <table:table-cell table:style-name="ce1" office:value-type="string">
            <text:p>R3E</text:p>
          </table:table-cell>
        </table:table-row>
        <table:table-row table:style-name="ro2">
          <table:table-cell office:value-type="string">
            <text:p>WeekendInfo: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TrackName:</text:p>
          </table:table-cell>
          <table:table-cell office:value-type="string">
            <text:p>limerock</text:p>
          </table:table-cell>
          <table:table-cell office:value-type="string">
            <text:p>full</text:p>
          </table:table-cell>
          <table:table-cell table:number-columns-repeated="2"/>
          <table:table-cell table:style-name="ce2" office:value-type="string">
            <text:p>mTrackName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rackID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TrackLength:</text:p>
          </table:table-cell>
          <table:table-cell office:value-type="float" office:value="2.36">
            <text:p>2,36</text:p>
          </table:table-cell>
          <table:table-cell office:value-type="string">
            <text:p>km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TrackDisplayName:</text:p>
          </table:table-cell>
          <table:table-cell office:value-type="string">
            <text:p>LIME</text:p>
          </table:table-cell>
          <table:table-cell office:value-type="string">
            <text:p>ROCK</text:p>
          </table:table-cell>
          <table:table-cell office:value-type="string">
            <text:p>PARK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TrackDisplayShortName:</text:p>
          </table:table-cell>
          <table:table-cell office:value-type="string">
            <text:p>Lime</text:p>
          </table:table-cell>
          <table:table-cell office:value-type="string">
            <text:p>Rock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TrackCity:</text:p>
          </table:table-cell>
          <table:table-cell office:value-type="string">
            <text:p>Lakeville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TrackCountry:</text:p>
          </table:table-cell>
          <table:table-cell office:value-type="string">
            <text:p>USA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TrackAltitude:</text:p>
          </table:table-cell>
          <table:table-cell office:value-type="float" office:value="164.01">
            <text:p>164,01</text:p>
          </table:table-cell>
          <table:table-cell office:value-type="string">
            <text:p>m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TrackLatitude:</text:p>
          </table:table-cell>
          <table:table-cell office:value-type="float" office:value="41.928641">
            <text:p>41,928641</text:p>
          </table:table-cell>
          <table:table-cell office:value-type="string">
            <text:p>m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TrackLongitude:</text:p>
          </table:table-cell>
          <table:table-cell office:value-type="float" office:value="-73.38105">
            <text:p>-73,38105</text:p>
          </table:table-cell>
          <table:table-cell office:value-type="string">
            <text:p>m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TrackNumTurns: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TrackPitSpeedLimit:</text:p>
          </table:table-cell>
          <table:table-cell office:value-type="float" office:value="72">
            <text:p>72</text:p>
          </table:table-cell>
          <table:table-cell office:value-type="string">
            <text:p>kph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TrackType:</text:p>
          </table:table-cell>
          <table:table-cell office:value-type="string">
            <text:p>road</text:p>
          </table:table-cell>
          <table:table-cell office:value-type="string">
            <text:p>course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TrackWeatherType:</text:p>
          </table:table-cell>
          <table:table-cell office:value-type="string">
            <text:p>Constant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TrackSkies:</text:p>
          </table:table-cell>
          <table:table-cell office:value-type="string">
            <text:p>Partly</text:p>
          </table:table-cell>
          <table:table-cell office:value-type="string">
            <text:p>Cloudy</text:p>
          </table:table-cell>
          <table:table-cell table:number-columns-repeated="2"/>
          <table:table-cell table:style-name="ce3" office:value-type="string">
            <text:p>mDarkClou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ckSurfaceTemp:</text:p>
          </table:table-cell>
          <table:table-cell office:value-type="float" office:value="39.81">
            <text:p>39,81</text:p>
          </table:table-cell>
          <table:table-cell office:value-type="string">
            <text:p>C</text:p>
          </table:table-cell>
          <table:table-cell table:number-columns-repeated="2"/>
          <table:table-cell table:style-name="ce2" office:value-type="string">
            <text:p>mTrackTem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ckAirTemp:</text:p>
          </table:table-cell>
          <table:table-cell office:value-type="float" office:value="25.56">
            <text:p>25,56</text:p>
          </table:table-cell>
          <table:table-cell office:value-type="string">
            <text:p>C</text:p>
          </table:table-cell>
          <table:table-cell table:number-columns-repeated="2"/>
          <table:table-cell table:style-name="ce2" office:value-type="string">
            <text:p>mAmbientTemp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rackAirPressure:</text:p>
          </table:table-cell>
          <table:table-cell office:value-type="float" office:value="29.34">
            <text:p>29,34</text:p>
          </table:table-cell>
          <table:table-cell office:value-type="string">
            <text:p>Hg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rackWindVel:</text:p>
          </table:table-cell>
          <table:table-cell office:value-type="float" office:value="0.89">
            <text:p>0,89</text:p>
          </table:table-cell>
          <table:table-cell office:value-type="string">
            <text:p>m/s</text:p>
          </table:table-cell>
          <table:table-cell table:number-columns-repeated="2"/>
          <table:table-cell table:style-name="ce2" office:value-type="string">
            <text:p>mWi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rackWindDir:</text:p>
          </table:table-cell>
          <table:table-cell office:value-type="float" office:value="0">
            <text:p>0</text:p>
          </table:table-cell>
          <table:table-cell office:value-type="string">
            <text:p>rad</text:p>
          </table:table-cell>
          <table:table-cell table:number-columns-repeated="2"/>
          <table:table-cell table:style-name="ce3" office:value-type="string">
            <text:p>mWind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TrackRelativeHumidity:</text:p>
          </table:table-cell>
          <table:table-cell office:value-type="float" office:value="55">
            <text:p>55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TrackFogLevel: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eriesID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easonID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SessionID: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3" office:value-type="string">
            <text:p>(mSession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ubSessionID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LeagueID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Official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RaceWeek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EventType:</text:p>
          </table:table-cell>
          <table:table-cell office:value-type="string">
            <text:p>Test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tegory:</text:p>
          </table:table-cell>
          <table:table-cell office:value-type="string">
            <text:p>Road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imMode:</text:p>
          </table:table-cell>
          <table:table-cell office:value-type="string">
            <text:p>full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WeekendOptions: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NumStarters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tartingGrid:</text:p>
          </table:table-cell>
          <table:table-cell office:value-type="string">
            <text:p>single</text:p>
          </table:table-cell>
          <table:table-cell office:value-type="string">
            <text:p>file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QualifyScoring:</text:p>
          </table:table-cell>
          <table:table-cell office:value-type="string">
            <text:p>best</text:p>
          </table:table-cell>
          <table:table-cell office:value-type="string">
            <text:p>la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ourseCautions:</text:p>
          </table:table-cell>
          <table:table-cell office:value-type="string">
            <text:p>off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tandingStart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Restarts:</text:p>
          </table:table-cell>
          <table:table-cell office:value-type="string">
            <text:p>single</text:p>
          </table:table-cell>
          <table:table-cell office:value-type="string">
            <text:p>file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WeatherType:</text:p>
          </table:table-cell>
          <table:table-cell office:value-type="string">
            <text:p>Constant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Skies:</text:p>
          </table:table-cell>
          <table:table-cell office:value-type="string">
            <text:p>Partly</text:p>
          </table:table-cell>
          <table:table-cell office:value-type="string">
            <text:p>Cloudy</text:p>
          </table:table-cell>
          <table:table-cell table:number-columns-repeated="2"/>
          <table:table-cell table:style-name="ce3" office:value-type="string">
            <text:p>mDarkClou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ndDirection:</text:p>
          </table:table-cell>
          <table:table-cell office:value-type="string">
            <text:p>N</text:p>
          </table:table-cell>
          <table:table-cell table:number-columns-repeated="3"/>
          <table:table-cell table:style-name="ce3" office:value-type="string">
            <text:p>mWind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WindSpeed:</text:p>
          </table:table-cell>
          <table:table-cell office:value-type="float" office:value="3.22">
            <text:p>3,22</text:p>
          </table:table-cell>
          <table:table-cell office:value-type="string">
            <text:p>km/h</text:p>
          </table:table-cell>
          <table:table-cell table:number-columns-repeated="2"/>
          <table:table-cell table:style-name="ce2" office:value-type="string">
            <text:p>mWind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WeatherTemp:</text:p>
          </table:table-cell>
          <table:table-cell office:value-type="float" office:value="25.56">
            <text:p>25,56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RelativeHumidity:</text:p>
          </table:table-cell>
          <table:table-cell office:value-type="float" office:value="55">
            <text:p>55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ogLevel:</text:p>
          </table:table-cell>
          <table:table-cell office:value-type="float" office:value="0">
            <text:p>0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Unofficial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ommercialMode:</text:p>
          </table:table-cell>
          <table:table-cell office:value-type="string">
            <text:p>consumer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NightMode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IsFixedSetup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trictLapsChecking:</text:p>
          </table:table-cell>
          <table:table-cell office:value-type="string">
            <text:p>default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HasOpenRegistration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HardcoreLevel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TelemetryOptions: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TelemetryDiskFile: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SessionInfo: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Sessions:</text:p>
          </table:table-cell>
          <table:table-cell table:number-columns-repeated="8"/>
        </table:table-row>
        <table:table-row table:style-name="ro2">
          <table:table-cell/>
          <table:table-cell office:value-type="float" office:value="-0">
            <text:p>-0</text:p>
          </table:table-cell>
          <table:table-cell office:value-type="string">
            <text:p>SessionNum: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string">
            <text:p>(SessionID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ssionLaps:</text:p>
          </table:table-cell>
          <table:table-cell office:value-type="string">
            <text:p>unlimited</text:p>
          </table:table-cell>
          <table:table-cell table:number-columns-repeated="3"/>
          <table:table-cell table:style-name="ce2" office:value-type="string">
            <text:p>mMaxLap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essionTime:</text:p>
          </table:table-cell>
          <table:table-cell office:value-type="string">
            <text:p>unlimited</text:p>
          </table:table-cell>
          <table:table-cell table:number-columns-repeated="3"/>
          <table:table-cell table:style-name="ce3" office:value-type="string">
            <text:p>mEndET-mCurrentET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essionNumLapsToAvg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essionType:</text:p>
          </table:table-cell>
          <table:table-cell office:value-type="string">
            <text:p>Offline</text:p>
          </table:table-cell>
          <table:table-cell office:value-type="string">
            <text:p>Testing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ResultsPositions: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esultsFastestLap:</text:p>
          </table:table-cell>
          <table:table-cell table:number-columns-repeated="4"/>
          <table:table-cell table:style-name="ce2" office:value-type="string">
            <text:p>mBestLapTime</text:p>
          </table:table-cell>
          <table:table-cell table:number-columns-repeated="3"/>
        </table:table-row>
        <table:table-row table:style-name="ro2">
          <table:table-cell/>
          <table:table-cell office:value-type="float" office:value="-0">
            <text:p>-0</text:p>
          </table:table-cell>
          <table:table-cell office:value-type="string">
            <text:p>CarIdx:</text:p>
          </table:table-cell>
          <table:table-cell office:value-type="float" office:value="255">
            <text:p>255</text:p>
          </table:table-cell>
          <table:table-cell table:number-columns-repeated="2"/>
          <table:table-cell table:style-name="ce3" office:value-type="string">
            <text:p>carId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astestLap: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FastestTime: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2" office:value-type="string">
            <text:p>mBestLapTim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sultsAverageLapTime: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ResultsNumCautionFlags: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ResultsNumCautionLaps: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ResultsNumLeadChanges: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ResultsLapsComplete: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3">
          <table:table-cell/>
          <table:table-cell office:value-type="string">
            <text:p>ResultsOfficial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CameraInfo: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Group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Nose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Nose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Gearbox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Gearbox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Roll</text:p>
          </table:table-cell>
          <table:table-cell office:value-type="string">
            <text:p>Bar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Roll</text:p>
          </table:table-cell>
          <table:table-cell office:value-type="string">
            <text:p>Bar</text:p>
          </table:table-cell>
          <table:table-cell table:number-columns-repeated="6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LF</text:p>
          </table:table-cell>
          <table:table-cell office:value-type="string">
            <text:p>Sus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LF</text:p>
          </table:table-cell>
          <table:table-cell office:value-type="string">
            <text:p>Susp</text:p>
          </table:table-cell>
          <table:table-cell table:number-columns-repeated="6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LR</text:p>
          </table:table-cell>
          <table:table-cell office:value-type="string">
            <text:p>Sus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LR</text:p>
          </table:table-cell>
          <table:table-cell office:value-type="string">
            <text:p>Susp</text:p>
          </table:table-cell>
          <table:table-cell table:number-columns-repeated="6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Gyro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Gyro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RF</text:p>
          </table:table-cell>
          <table:table-cell office:value-type="string">
            <text:p>Sus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RF</text:p>
          </table:table-cell>
          <table:table-cell office:value-type="string">
            <text:p>Susp</text:p>
          </table:table-cell>
          <table:table-cell table:number-columns-repeated="6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RR</text:p>
          </table:table-cell>
          <table:table-cell office:value-type="string">
            <text:p>Susp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RR</text:p>
          </table:table-cell>
          <table:table-cell office:value-type="string">
            <text:p>Susp</text:p>
          </table:table-cell>
          <table:table-cell table:number-columns-repeated="6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Cockpit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Cockpit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Scenic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IsScenic:</text:p>
          </table:table-cell>
          <table:table-cell office:value-type="string">
            <text:p>true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Scenic_00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Scenic_01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Scenic_03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Scenic_04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Scenic_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Scenic_06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Scenic_07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TV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1_00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1_01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1_02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1_03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1_04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1_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1_06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1_07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TV2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2_00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2_01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2_02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2_03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2_04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2_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2_06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2_07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2_08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2_09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2_10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TV3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3_00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3_01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3_02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3_03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3_04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3_05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3_06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3_07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3_08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TV3_09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14">
            <text:p>1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Pit</text:p>
          </table:table-cell>
          <table:table-cell office:value-type="string">
            <text:p>Lane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Pit</text:p>
          </table:table-cell>
          <table:table-cell office:value-type="string">
            <text:p>Lane</text:p>
          </table:table-cell>
          <table:table-cell table:number-columns-repeated="6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Pit</text:p>
          </table:table-cell>
          <table:table-cell office:value-type="string">
            <text:p>Lan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Pit</text:p>
          </table:table-cell>
          <table:table-cell office:value-type="string">
            <text:p>Lan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16">
            <text:p>16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Chopper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Chopper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17">
            <text:p>17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Blimp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Blimp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Chase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Chase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19">
            <text:p>19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Far</text:p>
          </table:table-cell>
          <table:table-cell office:value-type="string">
            <text:p>Chase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Far</text:p>
          </table:table-cell>
          <table:table-cell office:value-type="string">
            <text:p>Chase</text:p>
          </table:table-cell>
          <table:table-cell table:number-columns-repeated="6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GroupNum: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GroupName:</text:p>
          </table:table-cell>
          <table:table-cell office:value-type="string">
            <text:p>Rear</text:p>
          </table:table-cell>
          <table:table-cell office:value-type="string">
            <text:p>Chase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Camera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meraName:</text:p>
          </table:table-cell>
          <table:table-cell office:value-type="string">
            <text:p>CamRear</text:p>
          </table:table-cell>
          <table:table-cell office:value-type="string">
            <text:p>Chase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RadioInfo: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SelectedRadioNum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Radio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RadioNum: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HopCount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NumFrequencies: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TunedToFrequencyNum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ScanningIsOn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Frequencie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FrequencyNum: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requencyName:</text:p>
          </table:table-cell>
          <table:table-cell office:value-type="string">
            <text:p>@DRIVERS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Priority: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rIdx:</text:p>
          </table:table-cell>
          <table:table-cell office:value-type="float" office:value="-1">
            <text:p>-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EntryIdx:</text:p>
          </table:table-cell>
          <table:table-cell office:value-type="float" office:value="-1">
            <text:p>-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lubID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nScan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nSquawk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Muted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IsMutable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IsDeletable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FrequencyNum: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requencyName:</text:p>
          </table:table-cell>
          <table:table-cell office:value-type="string">
            <text:p>@TEAM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Priority: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rIdx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EntryIdx:</text:p>
          </table:table-cell>
          <table:table-cell office:value-type="float" office:value="-1">
            <text:p>-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lubID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nScan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nSquawk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Muted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IsMutable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IsDeletable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FrequencyNum: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requencyName:</text:p>
          </table:table-cell>
          <table:table-cell office:value-type="string">
            <text:p>@CLUB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Priority: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rIdx:</text:p>
          </table:table-cell>
          <table:table-cell office:value-type="float" office:value="-1">
            <text:p>-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EntryIdx:</text:p>
          </table:table-cell>
          <table:table-cell office:value-type="float" office:value="-1">
            <text:p>-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lubID:</text:p>
          </table:table-cell>
          <table:table-cell office:value-type="float" office:value="42">
            <text:p>42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nScan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nSquawk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Muted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IsMutable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IsDeletable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FrequencyNum: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requencyName:</text:p>
          </table:table-cell>
          <table:table-cell office:value-type="string">
            <text:p>@ADMIN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Priority: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rIdx:</text:p>
          </table:table-cell>
          <table:table-cell office:value-type="float" office:value="-1">
            <text:p>-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EntryIdx:</text:p>
          </table:table-cell>
          <table:table-cell office:value-type="float" office:value="-1">
            <text:p>-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lubID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nScan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nSquawk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Muted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IsMutable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IsDeletable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FrequencyNum: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requencyName:</text:p>
          </table:table-cell>
          <table:table-cell office:value-type="string">
            <text:p>@RACECONTROL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Priority: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rIdx:</text:p>
          </table:table-cell>
          <table:table-cell office:value-type="float" office:value="-1">
            <text:p>-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EntryIdx:</text:p>
          </table:table-cell>
          <table:table-cell office:value-type="float" office:value="-1">
            <text:p>-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lubID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nScan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nSquawk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Muted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IsMutable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IsDeletable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FrequencyNum: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FrequencyName:</text:p>
          </table:table-cell>
          <table:table-cell office:value-type="string">
            <text:p>@PRIVATE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Priority: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rIdx:</text:p>
          </table:table-cell>
          <table:table-cell office:value-type="float" office:value="-1">
            <text:p>-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EntryIdx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lubID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nScan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nSquawk: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Muted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IsMutable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IsDeletable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DriverInfo:</text:p>
          </table:table-cell>
          <table:table-cell table:number-columns-repeated="9"/>
        </table:table-row>
        <table:table-row table:style-name="ro2">
          <table:table-cell/>
          <table:table-cell office:value-type="string">
            <text:p>DriverCarIdx: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3" office:value-type="string">
            <text:p>_playerCarIdx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DriverHeadPosX:</text:p>
          </table:table-cell>
          <table:table-cell office:value-type="float" office:value="-0.611">
            <text:p>-0,611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riverHeadPosY:</text:p>
          </table:table-cell>
          <table:table-cell office:value-type="float" office:value="0.355">
            <text:p>0,355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riverHeadPosZ:</text:p>
          </table:table-cell>
          <table:table-cell office:value-type="float" office:value="0.566">
            <text:p>0,56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riverCarRedLine:</text:p>
          </table:table-cell>
          <table:table-cell office:value-type="float" office:value="6200">
            <text:p>6200</text:p>
          </table:table-cell>
          <table:table-cell table:number-columns-repeated="3"/>
          <table:table-cell table:style-name="ce2" office:value-type="string">
            <text:p>mEngineMaxRP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DriverCarFuelKgPerLtr:</text:p>
          </table:table-cell>
          <table:table-cell office:value-type="float" office:value="0.75">
            <text:p>0,75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riverCarSLFirstRPM:</text:p>
          </table:table-cell>
          <table:table-cell office:value-type="float" office:value="4700">
            <text:p>47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riverCarSLShiftRPM:</text:p>
          </table:table-cell>
          <table:table-cell office:value-type="float" office:value="5700">
            <text:p>57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riverCarSLLastRPM:</text:p>
          </table:table-cell>
          <table:table-cell office:value-type="float" office:value="6000">
            <text:p>600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DriverCarSLBlinkRPM:</text:p>
          </table:table-cell>
          <table:table-cell office:value-type="float" office:value="6200">
            <text:p>6200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DriverPitTrkPct:</text:p>
          </table:table-cell>
          <table:table-cell office:value-type="float" office:value="0.032">
            <text:p>0,032</text:p>
          </table:table-cell>
          <table:table-cell table:number-columns-repeated="3"/>
          <table:table-cell table:style-name="ce3"/>
          <table:table-cell table:number-columns-repeated="3"/>
        </table:table-row>
        <table:table-row table:style-name="ro3">
          <table:table-cell/>
          <table:table-cell office:value-type="string">
            <text:p>Drivers:</text:p>
          </table:table-cell>
          <table:table-cell table:number-columns-repeated="8"/>
        </table:table-row>
        <table:table-row table:style-name="ro2">
          <table:table-cell/>
          <table:table-cell office:value-type="float" office:value="-0">
            <text:p>-0</text:p>
          </table:table-cell>
          <table:table-cell office:value-type="string">
            <text:p>CarIdx: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3" office:value-type="string">
            <text:p>carIdx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serName:</text:p>
          </table:table-cell>
          <table:table-cell office:value-type="string">
            <text:p>Thorsten</text:p>
          </table:table-cell>
          <table:table-cell office:value-type="string">
            <text:p>Kuypers</text:p>
          </table:table-cell>
          <table:table-cell table:number-columns-repeated="2"/>
          <table:table-cell table:style-name="ce2" office:value-type="string">
            <text:p>mDriverNam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bbrevName:</text:p>
          </table:table-cell>
          <table:table-cell table:number-columns-repeated="4"/>
          <table:table-cell table:style-name="ce4"/>
          <table:table-cell table:number-columns-repeated="3"/>
        </table:table-row>
        <table:table-row table:style-name="ro3">
          <table:table-cell/>
          <table:table-cell office:value-type="string">
            <text:p>Initials:</text:p>
          </table:table-cell>
          <table:table-cell table:number-columns-repeated="4"/>
          <table:table-cell table:style-name="ce3"/>
          <table:table-cell table:number-columns-repeated="3"/>
        </table:table-row>
        <table:table-row table:style-name="ro3">
          <table:table-cell/>
          <table:table-cell office:value-type="string">
            <text:p>UserID:</text:p>
          </table:table-cell>
          <table:table-cell office:value-type="float" office:value="49567">
            <text:p>49567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rNumber:</text:p>
          </table:table-cell>
          <table:table-cell office:value-type="float" office:value="82">
            <text:p>8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arPath:</text:p>
          </table:table-cell>
          <table:table-cell office:value-type="string">
            <text:p>c6r</text:p>
          </table:table-cell>
          <table:table-cell table:number-columns-repeated="3"/>
          <table:table-cell table:style-name="ce2" office:value-type="string">
            <text:p>(mVehicleName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arClassID: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2" office:value-type="string">
            <text:p>mVehicleClass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CarID: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CarClassShortName:</text:p>
          </table:table-cell>
          <table:table-cell table:number-columns-repeated="4"/>
          <table:table-cell table:style-name="ce2" office:value-type="string">
            <text:p>mVehicleClass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CarClassRelSpeed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rClassLicenseLevel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arClassMaxFuel:</text:p>
          </table:table-cell>
          <table:table-cell office:value-type="float" office:value="1">
            <text:p>1</text:p>
          </table:table-cell>
          <table:table-cell office:value-type="string">
            <text:p>%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CarClassWeightPenalty:</text:p>
          </table:table-cell>
          <table:table-cell office:value-type="float" office:value="0">
            <text:p>0</text:p>
          </table:table-cell>
          <table:table-cell office:value-type="string">
            <text:p>kg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IRating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LicLevel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LicSubLevel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LicColor:</text:p>
          </table:table-cell>
          <table:table-cell office:value-type="string">
            <text:p>0x0153db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IsSpectator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SplitTimeInfo: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Sectors:</text:p>
          </table:table-cell>
          <table:table-cell table:number-columns-repeated="8"/>
        </table:table-row>
        <table:table-row table:style-name="ro3">
          <table:table-cell/>
          <table:table-cell office:value-type="float" office:value="-0">
            <text:p>-0</text:p>
          </table:table-cell>
          <table:table-cell office:value-type="string">
            <text:p>SectorNum: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ectorStartPct: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2">
          <table:table-cell/>
          <table:table-cell office:value-type="float" office:value="-0">
            <text:p>-0</text:p>
          </table:table-cell>
          <table:table-cell office:value-type="string">
            <text:p>SectorNum: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office:value-type="string">
            <text:p>(mCurSector1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ectorStartPct:</text:p>
          </table:table-cell>
          <table:table-cell office:value-type="float" office:value="0.232">
            <text:p>0,232</text:p>
          </table:table-cell>
          <table:table-cell table:number-columns-repeated="7"/>
        </table:table-row>
        <table:table-row table:style-name="ro2">
          <table:table-cell/>
          <table:table-cell office:value-type="float" office:value="-0">
            <text:p>-0</text:p>
          </table:table-cell>
          <table:table-cell office:value-type="string">
            <text:p>SectorNum: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" office:value-type="string">
            <text:p>(mCurSector2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ectorStartPct:</text:p>
          </table:table-cell>
          <table:table-cell office:value-type="float" office:value="0.479">
            <text:p>0,479</text:p>
          </table:table-cell>
          <table:table-cell table:number-columns-repeated="7"/>
        </table:table-row>
        <table:table-row table:style-name="ro2">
          <table:table-cell/>
          <table:table-cell office:value-type="float" office:value="-0">
            <text:p>-0</text:p>
          </table:table-cell>
          <table:table-cell office:value-type="string">
            <text:p>SectorNum: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3" office:value-type="string">
            <text:p>(mLastLapTime)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SectorStartPct:</text:p>
          </table:table-cell>
          <table:table-cell office:value-type="float" office:value="0.634">
            <text:p>0,634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...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12.07.2014</text:date>, <text:time>02:27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7-12T02:27:16.24</dc:date>
    <meta:document-statistic meta:table-count="1" meta:cell-count="844" meta:object-count="0"/>
    <meta:generator>OpenOffice.org/3.3$Win32 OpenOffice.org_project/330m20$Build-9567</meta:generator>
  </office:meta>
</office:document-meta>
</file>